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5e0a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06dd2"/>
    </style:style>
    <style:style style:name="T1" style:family="text">
      <style:text-properties officeooo:rsid="00006dd2"/>
    </style:style>
    <style:style style:name="T2" style:family="text">
      <style:text-properties officeooo:rsid="00025e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ist of textbook, websites, etc. </text:p>
      <text:p text:style-name="Preformatted_20_Text">"Programming in Prolog, Using the ISO standard" <text:span text:style-name="T1">(any</text:span> Edition – <text:span text:style-name="T1">formerly just Programming in Prolog)</text:span>, </text:p>
      <text:p text:style-name="Preformatted_20_Text">William F. Clocksin and Christopher S. Mellish</text:p>
      <text:p text:style-name="P2">ISBN 3-540-00678-8</text:p>
      <text:p text:style-name="P2"><text:a xlink:type="simple" xlink:href="http://lpn.swi-prolog.org/" text:style-name="Internet_20_link" text:visited-style-name="Visited_20_Internet_20_Link">Learn Prolog Now</text:a> -<text:span text:style-name="T1">(http://lpn.swi-prolog.org/)</text:span> interactive online intro to Prolog</text:p>
      <text:p text:style-name="P2"><text:a xlink:type="simple" xlink:href="https://www.metalevel.at/prolog" text:style-name="Internet_20_link" text:visited-style-name="Visited_20_Internet_20_Link">The Power Of Prolog</text:a> - <text:span text:style-name="T1">(https://www.metalevel.at/prolog) </text:span>partially finished online Prolog book</text:p>
      <text:p text:style-name="P2"><text:a xlink:type="simple" xlink:href="http://kti.ms.mff.cuni.cz/~bartak/prolog/index.html" text:style-name="Internet_20_link" text:visited-style-name="Visited_20_Internet_20_Link">Prolog Programming</text:a> - <text:span text:style-name="T1">(http://kti.ms.mff.cuni.cz/~bartak/prolog/index.html</text:span><text:span text:style-name="T1">) </text:span>Roman Bartok - another Prolog beginners book, online</text:p>
      <text:p text:style-name="P3"><text:a xlink:type="simple" xlink:href="https://www.amazon.com/Programming-Artificial-Intelligence-International-Computer/dp/0321417461?SubscriptionId=AKIAILSHYYTFIVPWUY6Q&amp;tag=duckduckgo-d-20&amp;linkCode=xm2&amp;camp=2025&amp;creative=165953&amp;creativeASIN=0321417461" text:style-name="Internet_20_link" text:visited-style-name="Visited_20_Internet_20_Link">Ivan Bratko</text:a> <text:span text:style-name="T1">Programming for Artificial Intelligence</text:span> <text:s/>A popular text, includes an introduction to Prolog</text:p>
      <text:p text:style-name="P2"><text:a xlink:type="simple" xlink:href="https://www.amazon.com/Adventure-Prolog-Springer-Compass-International/dp/038797315X/ref=sr_1_4?s=books&amp;ie=UTF8&amp;qid=1527707921&amp;sr=1-4&amp;keywords=Dennis+Merritt+expert+systems" text:style-name="Internet_20_link" text:visited-style-name="Visited_20_Internet_20_Link">Adventure in Prolog</text:a> - Intro text by Dennis Merritt</text:p>
      <text:p text:style-name="P2"><text:a xlink:type="simple" xlink:href="https://www.amazon.com/Expert-Systems-Prolog-Dennis-Merritt-ebook/dp/B072LV387G/ref=sr_1_1?s=books&amp;ie=UTF8&amp;qid=1527707921&amp;sr=1-1&amp;keywords=Dennis+Merritt+expert+systems" text:style-name="Internet_20_link" text:visited-style-name="Visited_20_Internet_20_Link">Expert Systems in Prolog</text:a> - if you want to build expert systems, this is one of the best texts on the subject</text:p>
      <text:p text:style-name="P2">Much of the code for this book is available on the <text:a xlink:type="simple" xlink:href="http://www.amzi.com/ExpertSystemsInProlog/" text:style-name="Internet_20_link" text:visited-style-name="Visited_20_Internet_20_Link">Amzi</text:a> website. I recommend getting the book (you can also buy the book from the Amzi site) instead of relying just on the online material, as much is omitted.</text:p>
      <text:p text:style-name="P2">Every serious Prolog programmer should have two more books</text:p>
      <text:p text:style-name="P2">The Art of Prolog, by Ehud Shapiro</text:p>
      <text:p text:style-name="P2">The Craft of Prolog, by Richard O'Keefe</text:p>
      <text:p text:style-name="P2">The 'art' should be read before the 'Craft'.</text:p>
      <text:h text:style-name="Heading_20_3" text:outline-level="3">Websites</text:h>
      <text:p text:style-name="Text_20_body"><text:a xlink:type="simple" xlink:href="http://swi-prolog.org/" text:style-name="Internet_20_link" text:visited-style-name="Visited_20_Internet_20_Link">The SWI-Prolog website</text:a> <text:s/><text:span text:style-name="T2">http://swi-prolog.org</text:span></text:p>
      <text:p text:style-name="Text_20_body"><text:a xlink:type="simple" xlink:href="http://swish.swi-prolog.org/" text:style-name="Internet_20_link" text:visited-style-name="Visited_20_Internet_20_Link">SWISH</text:a> – <text:a xlink:type="simple" xlink:href="http://swish.swi-prolog.org/" text:style-name="Internet_20_link" text:visited-style-name="Visited_20_Internet_20_Link"><text:span text:style-name="T2">http://swish.swi-prolog.org</text:span></text:a><text:span text:style-name="T2"> </text:span>Online tool for using Jupyter notebook like Prolog notebooks and collaboratively running SWI-Prolog code.</text:p>
      <text:p text:style-name="P1"><text:a xlink:type="simple" xlink:href="http://www.pathwayslms.com/swipltuts/" text:style-name="Internet_20_link" text:visited-style-name="Visited_20_Internet_20_Link">Annie's Tutorials</text:a> – <text:a xlink:type="simple" xlink:href="http://www.pathwayslms.com/swipltuts/" text:style-name="Internet_20_link" text:visited-style-name="Visited_20_Internet_20_Link"><text:span text:style-name="T2">http://www.pathwayslms.com/swipltuts/</text:span></text:a><text:span text:style-name="T2"> <text:s text:c="3"/></text:span>I maintain a set of tutorials. We will use my web framework tutorial. You may find the ##prolog FAQ useful. Some material from the last 4 weeks is taken from these tutorials.</text:p>
      <text:p text:style-name="Text_20_body"><text:a xlink:type="simple" xlink:href="https://rlaanemets.com/" text:style-name="Internet_20_link" text:visited-style-name="Visited_20_Internet_20_Link">Raivo's Blog</text:a> - <text:span text:style-name="T2">(</text:span><text:a xlink:type="simple" xlink:href="https://rlaanemets.com/" text:style-name="Internet_20_link" text:visited-style-name="Visited_20_Internet_20_Link"><text:span text:style-name="T2">https://rlaanemets.com/</text:span></text:a><text:span text:style-name="T2">) </text:span>Blog that often has interesting SWI-Prolog related material</text:p>
      <text:h text:style-name="Heading_20_5" text:outline-level="5">Instructors, emails, Twitter</text:h>
      <text:p text:style-name="Text_20_body">Anne (Annie) Ogborn   - @AnnieTheObscure, anne@swi-prolog.org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53:35.785555845</meta:creation-date>
    <dc:date>2018-12-10T13:59:12.616734478</dc:date>
    <meta:editing-duration>PT5M3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2" meta:word-count="253" meta:character-count="1761" meta:non-whitespace-character-count="1518"/>
  </office:meta>
</office:document-meta>
</file>